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039cm" style:rel-column-width="7860*"/>
    </style:style>
    <style:style style:name="Tabelle1.B" style:family="table-column">
      <style:table-column-properties style:column-width="4.789cm" style:rel-column-width="18461*"/>
    </style:style>
    <style:style style:name="Tabelle1.C" style:family="table-column">
      <style:table-column-properties style:column-width="10.172cm" style:rel-column-width="3921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039cm" style:rel-column-width="7860*"/>
    </style:style>
    <style:style style:name="Tabelle2.B" style:family="table-column">
      <style:table-column-properties style:column-width="4.789cm" style:rel-column-width="18461*"/>
    </style:style>
    <style:style style:name="Tabelle2.C" style:family="table-column">
      <style:table-column-properties style:column-width="10.172cm" style:rel-column-width="39214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039cm" style:rel-column-width="7860*"/>
    </style:style>
    <style:style style:name="Tabelle3.B" style:family="table-column">
      <style:table-column-properties style:column-width="5.369cm" style:rel-column-width="20698*"/>
    </style:style>
    <style:style style:name="Tabelle3.C" style:family="table-column">
      <style:table-column-properties style:column-width="9.592cm" style:rel-column-width="3697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6" style:family="table-cell">
      <style:table-cell-properties fo:padding="0.097cm" fo:border-left="0.05pt solid #000000" fo:border-right="none" fo:border-top="none" fo:border-bottom="0.05pt solid #000000"/>
    </style:style>
    <style:style style:name="Tabelle3.B16" style:family="table-cell">
      <style:table-cell-properties fo:padding="0.097cm" fo:border-left="0.05pt solid #000000" fo:border-right="none" fo:border-top="none" fo:border-bottom="0.05pt solid #000000"/>
    </style:style>
    <style:style style:name="Tabelle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7" style:family="table-cell">
      <style:table-cell-properties fo:padding="0.097cm" fo:border-left="0.05pt solid #000000" fo:border-right="none" fo:border-top="none" fo:border-bottom="0.05pt solid #000000"/>
    </style:style>
    <style:style style:name="Tabelle3.B17" style:family="table-cell">
      <style:table-cell-properties fo:padding="0.097cm" fo:border-left="0.05pt solid #000000" fo:border-right="none" fo:border-top="none" fo:border-bottom="0.05pt solid #000000"/>
    </style:style>
    <style:style style:name="Tabelle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8" style:family="table-cell">
      <style:table-cell-properties fo:padding="0.097cm" fo:border-left="0.05pt solid #000000" fo:border-right="none" fo:border-top="none" fo:border-bottom="0.05pt solid #000000"/>
    </style:style>
    <style:style style:name="Tabelle3.B18" style:family="table-cell">
      <style:table-cell-properties fo:padding="0.097cm" fo:border-left="0.05pt solid #000000" fo:border-right="none" fo:border-top="none" fo:border-bottom="0.05pt solid #000000"/>
    </style:style>
    <style:style style:name="Tabelle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9" style:family="table-cell">
      <style:table-cell-properties fo:padding="0.097cm" fo:border-left="0.05pt solid #000000" fo:border-right="none" fo:border-top="none" fo:border-bottom="0.05pt solid #000000"/>
    </style:style>
    <style:style style:name="Tabelle3.B19" style:family="table-cell">
      <style:table-cell-properties fo:padding="0.097cm" fo:border-left="0.05pt solid #000000" fo:border-right="none" fo:border-top="none" fo:border-bottom="0.05pt solid #000000"/>
    </style:style>
    <style:style style:name="Tabelle3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1" style:family="table-cell">
      <style:table-cell-properties fo:padding="0.097cm" fo:border-left="0.05pt solid #000000" fo:border-right="none" fo:border-top="none" fo:border-bottom="0.05pt solid #000000"/>
    </style:style>
    <style:style style:name="Tabelle3.B21" style:family="table-cell">
      <style:table-cell-properties fo:padding="0.097cm" fo:border-left="0.05pt solid #000000" fo:border-right="none" fo:border-top="none" fo:border-bottom="0.05pt solid #000000"/>
    </style:style>
    <style:style style:name="Tabelle3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2" style:family="table-cell">
      <style:table-cell-properties fo:padding="0.097cm" fo:border-left="0.05pt solid #000000" fo:border-right="none" fo:border-top="none" fo:border-bottom="0.05pt solid #000000"/>
    </style:style>
    <style:style style:name="Tabelle3.B22" style:family="table-cell">
      <style:table-cell-properties fo:padding="0.097cm" fo:border-left="0.05pt solid #000000" fo:border-right="none" fo:border-top="none" fo:border-bottom="0.05pt solid #000000"/>
    </style:style>
    <style:style style:name="Tabelle3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3" style:family="table-cell">
      <style:table-cell-properties fo:padding="0.097cm" fo:border-left="0.05pt solid #000000" fo:border-right="none" fo:border-top="none" fo:border-bottom="0.05pt solid #000000"/>
    </style:style>
    <style:style style:name="Tabelle3.B23" style:family="table-cell">
      <style:table-cell-properties fo:padding="0.097cm" fo:border-left="0.05pt solid #000000" fo:border-right="none" fo:border-top="none" fo:border-bottom="0.05pt solid #000000"/>
    </style:style>
    <style:style style:name="Tabelle3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5" style:family="table-cell">
      <style:table-cell-properties fo:padding="0.097cm" fo:border-left="0.05pt solid #000000" fo:border-right="none" fo:border-top="none" fo:border-bottom="0.05pt solid #000000"/>
    </style:style>
    <style:style style:name="Tabelle3.B25" style:family="table-cell">
      <style:table-cell-properties fo:padding="0.097cm" fo:border-left="0.05pt solid #000000" fo:border-right="none" fo:border-top="none" fo:border-bottom="0.05pt solid #000000"/>
    </style:style>
    <style:style style:name="Tabelle3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6" style:family="table-cell">
      <style:table-cell-properties fo:padding="0.097cm" fo:border-left="0.05pt solid #000000" fo:border-right="none" fo:border-top="none" fo:border-bottom="0.05pt solid #000000"/>
    </style:style>
    <style:style style:name="Tabelle3.B26" style:family="table-cell">
      <style:table-cell-properties fo:padding="0.097cm" fo:border-left="0.05pt solid #000000" fo:border-right="none" fo:border-top="none" fo:border-bottom="0.05pt solid #000000"/>
    </style:style>
    <style:style style:name="Tabelle3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7" style:family="table-cell">
      <style:table-cell-properties fo:padding="0.097cm" fo:border-left="0.05pt solid #000000" fo:border-right="none" fo:border-top="none" fo:border-bottom="0.05pt solid #000000"/>
    </style:style>
    <style:style style:name="Tabelle3.B27" style:family="table-cell">
      <style:table-cell-properties fo:padding="0.097cm" fo:border-left="0.05pt solid #000000" fo:border-right="none" fo:border-top="none" fo:border-bottom="0.05pt solid #000000"/>
    </style:style>
    <style:style style:name="Tabelle3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9" style:family="table-cell">
      <style:table-cell-properties fo:padding="0.097cm" fo:border-left="0.05pt solid #000000" fo:border-right="none" fo:border-top="none" fo:border-bottom="0.05pt solid #000000"/>
    </style:style>
    <style:style style:name="Tabelle3.B29" style:family="table-cell">
      <style:table-cell-properties fo:padding="0.097cm" fo:border-left="0.05pt solid #000000" fo:border-right="none" fo:border-top="none" fo:border-bottom="0.05pt solid #000000"/>
    </style:style>
    <style:style style:name="Tabelle3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0" style:family="table-cell">
      <style:table-cell-properties fo:padding="0.097cm" fo:border-left="0.05pt solid #000000" fo:border-right="none" fo:border-top="none" fo:border-bottom="0.05pt solid #000000"/>
    </style:style>
    <style:style style:name="Tabelle3.B30" style:family="table-cell">
      <style:table-cell-properties fo:padding="0.097cm" fo:border-left="0.05pt solid #000000" fo:border-right="none" fo:border-top="none" fo:border-bottom="0.05pt solid #000000"/>
    </style:style>
    <style:style style:name="Tabelle3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1" style:family="table-cell">
      <style:table-cell-properties fo:padding="0.097cm" fo:border-left="0.05pt solid #000000" fo:border-right="none" fo:border-top="none" fo:border-bottom="0.05pt solid #000000"/>
    </style:style>
    <style:style style:name="Tabelle3.B31" style:family="table-cell">
      <style:table-cell-properties fo:padding="0.097cm" fo:border-left="0.05pt solid #000000" fo:border-right="none" fo:border-top="none" fo:border-bottom="0.05pt solid #000000"/>
    </style:style>
    <style:style style:name="Tabelle3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041cm" style:rel-column-width="7867*"/>
    </style:style>
    <style:style style:name="Tabelle4.B" style:family="table-column">
      <style:table-column-properties style:column-width="6.426cm" style:rel-column-width="24771*"/>
    </style:style>
    <style:style style:name="Tabelle4.C" style:family="table-column">
      <style:table-column-properties style:column-width="8.534cm" style:rel-column-width="3289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9" style:family="table-cell">
      <style:table-cell-properties fo:padding="0.097cm" fo:border-left="0.05pt solid #000000" fo:border-right="none" fo:border-top="none" fo:border-bottom="0.05pt solid #000000"/>
    </style:style>
    <style:style style:name="Tabelle4.B9" style:family="table-cell">
      <style:table-cell-properties fo:padding="0.097cm" fo:border-left="0.05pt solid #000000" fo:border-right="none" fo:border-top="none" fo:border-bottom="0.05pt solid #000000"/>
    </style:style>
    <style:style style:name="Tabelle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1" style:family="table-cell">
      <style:table-cell-properties fo:padding="0.097cm" fo:border-left="0.05pt solid #000000" fo:border-right="none" fo:border-top="none" fo:border-bottom="0.05pt solid #000000"/>
    </style:style>
    <style:style style:name="Tabelle4.B11" style:family="table-cell">
      <style:table-cell-properties fo:padding="0.097cm" fo:border-left="0.05pt solid #000000" fo:border-right="none" fo:border-top="none" fo:border-bottom="0.05pt solid #000000"/>
    </style:style>
    <style:style style:name="Tabelle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2" style:family="table-cell">
      <style:table-cell-properties fo:padding="0.097cm" fo:border-left="0.05pt solid #000000" fo:border-right="none" fo:border-top="none" fo:border-bottom="0.05pt solid #000000"/>
    </style:style>
    <style:style style:name="Tabelle4.B12" style:family="table-cell">
      <style:table-cell-properties fo:padding="0.097cm" fo:border-left="0.05pt solid #000000" fo:border-right="none" fo:border-top="none" fo:border-bottom="0.05pt solid #000000"/>
    </style:style>
    <style:style style:name="Tabelle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3" style:family="table-cell">
      <style:table-cell-properties fo:padding="0.097cm" fo:border-left="0.05pt solid #000000" fo:border-right="none" fo:border-top="none" fo:border-bottom="0.05pt solid #000000"/>
    </style:style>
    <style:style style:name="Tabelle4.B13" style:family="table-cell">
      <style:table-cell-properties fo:padding="0.097cm" fo:border-left="0.05pt solid #000000" fo:border-right="none" fo:border-top="none" fo:border-bottom="0.05pt solid #000000"/>
    </style:style>
    <style:style style:name="Tabelle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5" style:family="table-cell">
      <style:table-cell-properties fo:padding="0.097cm" fo:border-left="0.05pt solid #000000" fo:border-right="none" fo:border-top="none" fo:border-bottom="0.05pt solid #000000"/>
    </style:style>
    <style:style style:name="Tabelle4.B15" style:family="table-cell">
      <style:table-cell-properties fo:padding="0.097cm" fo:border-left="0.05pt solid #000000" fo:border-right="none" fo:border-top="none" fo:border-bottom="0.05pt solid #000000"/>
    </style:style>
    <style:style style:name="Tabelle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6" style:family="table-cell">
      <style:table-cell-properties fo:padding="0.097cm" fo:border-left="0.05pt solid #000000" fo:border-right="none" fo:border-top="none" fo:border-bottom="0.05pt solid #000000"/>
    </style:style>
    <style:style style:name="Tabelle4.B16" style:family="table-cell">
      <style:table-cell-properties fo:padding="0.097cm" fo:border-left="0.05pt solid #000000" fo:border-right="none" fo:border-top="none" fo:border-bottom="0.05pt solid #000000"/>
    </style:style>
    <style:style style:name="Tabelle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7" style:family="table-cell">
      <style:table-cell-properties fo:padding="0.097cm" fo:border-left="0.05pt solid #000000" fo:border-right="none" fo:border-top="none" fo:border-bottom="0.05pt solid #000000"/>
    </style:style>
    <style:style style:name="Tabelle4.B17" style:family="table-cell">
      <style:table-cell-properties fo:padding="0.097cm" fo:border-left="0.05pt solid #000000" fo:border-right="none" fo:border-top="none" fo:border-bottom="0.05pt solid #000000"/>
    </style:style>
    <style:style style:name="Tabelle4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041cm" style:rel-column-width="7867*"/>
    </style:style>
    <style:style style:name="Tabelle5.B" style:family="table-column">
      <style:table-column-properties style:column-width="6.426cm" style:rel-column-width="24771*"/>
    </style:style>
    <style:style style:name="Tabelle5.C" style:family="table-column">
      <style:table-column-properties style:column-width="8.534cm" style:rel-column-width="3289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5" style:family="table-cell">
      <style:table-cell-properties fo:padding="0.097cm" fo:border-left="0.05pt solid #000000" fo:border-right="none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6" style:family="table-cell">
      <style:table-cell-properties fo:padding="0.097cm" fo:border-left="0.05pt solid #000000" fo:border-right="none" fo:border-top="none" fo:border-bottom="0.05pt solid #000000"/>
    </style:style>
    <style:style style:name="Tabelle5.B6" style:family="table-cell">
      <style:table-cell-properties fo:padding="0.097cm" fo:border-left="0.05pt solid #000000" fo:border-right="none" fo:border-top="none" fo:border-bottom="0.05pt solid #000000"/>
    </style:style>
    <style:style style:name="Tabel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7" style:family="table-cell">
      <style:table-cell-properties fo:padding="0.097cm" fo:border-left="0.05pt solid #000000" fo:border-right="none" fo:border-top="none" fo:border-bottom="0.05pt solid #000000"/>
    </style:style>
    <style:style style:name="Tabelle5.B7" style:family="table-cell">
      <style:table-cell-properties fo:padding="0.097cm" fo:border-left="0.05pt solid #000000" fo:border-right="none" fo:border-top="none" fo:border-bottom="0.05pt solid #000000"/>
    </style:style>
    <style:style style:name="Tabel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8" style:family="table-cell">
      <style:table-cell-properties fo:padding="0.097cm" fo:border-left="0.05pt solid #000000" fo:border-right="none" fo:border-top="none" fo:border-bottom="0.05pt solid #000000"/>
    </style:style>
    <style:style style:name="Tabelle5.B8" style:family="table-cell">
      <style:table-cell-properties fo:padding="0.097cm" fo:border-left="0.05pt solid #000000" fo:border-right="none" fo:border-top="none" fo:border-bottom="0.05pt solid #000000"/>
    </style:style>
    <style:style style:name="Tabel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9" style:family="table-cell">
      <style:table-cell-properties fo:padding="0.097cm" fo:border-left="0.05pt solid #000000" fo:border-right="none" fo:border-top="none" fo:border-bottom="0.05pt solid #000000"/>
    </style:style>
    <style:style style:name="Tabelle5.B9" style:family="table-cell">
      <style:table-cell-properties fo:padding="0.097cm" fo:border-left="0.05pt solid #000000" fo:border-right="none" fo:border-top="none" fo:border-bottom="0.05pt solid #000000"/>
    </style:style>
    <style:style style:name="Tabel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1" style:family="table-cell">
      <style:table-cell-properties fo:padding="0.097cm" fo:border-left="0.05pt solid #000000" fo:border-right="none" fo:border-top="none" fo:border-bottom="0.05pt solid #000000"/>
    </style:style>
    <style:style style:name="Tabelle5.B11" style:family="table-cell">
      <style:table-cell-properties fo:padding="0.097cm" fo:border-left="0.05pt solid #000000" fo:border-right="none" fo:border-top="none" fo:border-bottom="0.05pt solid #000000"/>
    </style:style>
    <style:style style:name="Tabel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2" style:family="table-cell">
      <style:table-cell-properties fo:padding="0.097cm" fo:border-left="0.05pt solid #000000" fo:border-right="none" fo:border-top="none" fo:border-bottom="0.05pt solid #000000"/>
    </style:style>
    <style:style style:name="Tabelle5.B12" style:family="table-cell">
      <style:table-cell-properties fo:padding="0.097cm" fo:border-left="0.05pt solid #000000" fo:border-right="none" fo:border-top="none" fo:border-bottom="0.05pt solid #000000"/>
    </style:style>
    <style:style style:name="Tabel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3" style:family="table-cell">
      <style:table-cell-properties fo:padding="0.097cm" fo:border-left="0.05pt solid #000000" fo:border-right="none" fo:border-top="none" fo:border-bottom="0.05pt solid #000000"/>
    </style:style>
    <style:style style:name="Tabelle5.B13" style:family="table-cell">
      <style:table-cell-properties fo:padding="0.097cm" fo:border-left="0.05pt solid #000000" fo:border-right="none" fo:border-top="none" fo:border-bottom="0.05pt solid #000000"/>
    </style:style>
    <style:style style:name="Tabel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asenplan</text:h>
      <text:h text:style-name="Heading_20_2" text:outline-level="2">Zeichenerklärung</text:h>
      <text:p text:style-name="Text_20_body"><text:span text:style-name="T1">A</text:span>x.x: Arbeitspaket<text:tab/><text:span text:style-name="T1">M</text:span>x.x: Meilenstein</text:p>
      <text:h text:style-name="Heading_20_2" text:outline-level="2">Initialisierung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Nummer</text:p>
          </table:table-cell>
          <table:table-cell table:style-name="Tabelle1.A1" office:value-type="string">
            <text:p text:style-name="Table_20_Contents">Bezeichnung</text:p>
          </table:table-cell>
          <table:table-cell table:style-name="Tabelle1.C1" office:value-type="string">
            <text:p text:style-name="Table_20_Contents">Beschreibung</text:p>
          </table:table-cell>
        </table:table-row>
        <table:table-row>
          <table:table-cell table:style-name="Tabelle1.A2" table:number-columns-spanned="3" office:value-type="string">
            <text:p text:style-name="Table_20_Contents">Projektidee</text:p>
          </table:table-cell>
          <table:covered-table-cell/>
          <table:covered-table-cell/>
        </table:table-row>
        <table:table-row>
          <table:table-cell table:style-name="Tabelle1.A6" office:value-type="string">
            <text:p text:style-name="Table_20_Contents">A1.1</text:p>
          </table:table-cell>
          <table:table-cell table:style-name="Tabelle1.B3" office:value-type="string">
            <text:p text:style-name="Table_20_Contents">Kick-Off-Meeting</text:p>
          </table:table-cell>
          <table:table-cell table:style-name="Tabelle1.C3" office:value-type="string">
            <text:p text:style-name="Table_20_Contents">Projektthema wählen</text:p>
          </table:table-cell>
        </table:table-row>
        <table:table-row>
          <table:table-cell table:style-name="Tabelle1.A6" office:value-type="string">
            <text:p text:style-name="Table_20_Contents">A1.2</text:p>
          </table:table-cell>
          <table:table-cell table:style-name="Tabelle1.B4" office:value-type="string">
            <text:p text:style-name="Table_20_Contents">Brainstorming</text:p>
          </table:table-cell>
          <table:table-cell table:style-name="Tabelle1.C4" office:value-type="string">
            <text:p text:style-name="Table_20_Contents">Projektthema konkretisieren</text:p>
          </table:table-cell>
        </table:table-row>
        <table:table-row>
          <table:table-cell table:style-name="Tabelle1.A6" office:value-type="string">
            <text:p text:style-name="Table_20_Contents">A1.3</text:p>
          </table:table-cell>
          <table:table-cell table:style-name="Tabelle1.B5" office:value-type="string">
            <text:p text:style-name="Table_20_Contents">Fixierung</text:p>
          </table:table-cell>
          <table:table-cell table:style-name="Tabelle1.C5" office:value-type="string">
            <text:p text:style-name="Table_20_Contents">Anforderungen, Umfang und Erfolgskriterien grob skizzieren</text:p>
          </table:table-cell>
        </table:table-row>
        <table:table-row>
          <table:table-cell table:style-name="Tabelle1.A6" office:value-type="string">
            <text:p text:style-name="Table_20_Contents">M1.1</text:p>
          </table:table-cell>
          <table:table-cell table:style-name="Tabelle1.B6" office:value-type="string">
            <text:p text:style-name="Table_20_Contents">Mindmap</text:p>
          </table:table-cell>
          <table:table-cell table:style-name="Tabelle1.C6" office:value-type="string">
            <text:p text:style-name="Table_20_Contents">Übersicht über alle vereinbarten Entscheidungen</text:p>
          </table:table-cell>
        </table:table-row>
        <table:table-row>
          <table:table-cell table:style-name="Tabelle1.A2" table:number-columns-spanned="3" office:value-type="string">
            <text:p text:style-name="Table_20_Contents">Kommunikation</text:p>
          </table:table-cell>
          <table:covered-table-cell/>
          <table:covered-table-cell/>
        </table:table-row>
        <table:table-row>
          <table:table-cell table:style-name="Tabelle1.A13" office:value-type="string">
            <text:p text:style-name="Table_20_Contents">A1.4</text:p>
          </table:table-cell>
          <table:table-cell table:style-name="Tabelle1.B8" office:value-type="string">
            <text:p text:style-name="Table_20_Contents">Berichtswesen</text:p>
          </table:table-cell>
          <table:table-cell table:style-name="Tabelle1.C8" office:value-type="string">
            <text:p text:style-name="Table_20_Contents">Berichtswesen etablieren (Wer berichtet wem? In welcher Form?)</text:p>
          </table:table-cell>
        </table:table-row>
        <table:table-row>
          <table:table-cell table:style-name="Tabelle1.A13" office:value-type="string">
            <text:p text:style-name="Table_20_Contents">A1.5</text:p>
          </table:table-cell>
          <table:table-cell table:style-name="Tabelle1.B9" office:value-type="string">
            <text:p text:style-name="Table_20_Contents">Dokumentenablage</text:p>
          </table:table-cell>
          <table:table-cell table:style-name="Tabelle1.C9" office:value-type="string">
            <text:p text:style-name="Table_20_Contents">Software evaluieren</text:p>
          </table:table-cell>
        </table:table-row>
        <table:table-row>
          <table:table-cell table:style-name="Tabelle1.A13" office:value-type="string">
            <text:p text:style-name="Table_20_Contents">A1.6</text:p>
          </table:table-cell>
          <table:table-cell table:style-name="Tabelle1.B10" office:value-type="string">
            <text:p text:style-name="Table_20_Contents">Code Repository</text:p>
          </table:table-cell>
          <table:table-cell table:style-name="Tabelle1.C10" office:value-type="string">
            <text:p text:style-name="Table_20_Contents">Software evaluieren</text:p>
          </table:table-cell>
        </table:table-row>
        <table:table-row>
          <table:table-cell table:style-name="Tabelle1.A13" office:value-type="string">
            <text:p text:style-name="Table_20_Contents">A1.7</text:p>
          </table:table-cell>
          <table:table-cell table:style-name="Tabelle1.B11" office:value-type="string">
            <text:p text:style-name="Table_20_Contents">Arbeitsrechner</text:p>
          </table:table-cell>
          <table:table-cell table:style-name="Tabelle1.C11" office:value-type="string">
            <text:p text:style-name="Table_20_Contents">Entwicklungsumgebung einrichten</text:p>
          </table:table-cell>
        </table:table-row>
        <table:table-row>
          <table:table-cell table:style-name="Tabelle1.A13" office:value-type="string">
            <text:p text:style-name="Table_20_Contents">A1.8</text:p>
          </table:table-cell>
          <table:table-cell table:style-name="Tabelle1.B12" office:value-type="string">
            <text:p text:style-name="Table_20_Contents">Webserver</text:p>
          </table:table-cell>
          <table:table-cell table:style-name="Tabelle1.C12" office:value-type="string">
            <text:p text:style-name="Table_20_Contents">Software (WIKI, Code Repository und Bug Tracker) aufsetzen</text:p>
          </table:table-cell>
        </table:table-row>
        <table:table-row>
          <table:table-cell table:style-name="Tabelle1.A13" office:value-type="string">
            <text:p text:style-name="Table_20_Contents">M1.2</text:p>
          </table:table-cell>
          <table:table-cell table:style-name="Tabelle1.B13" office:value-type="string">
            <text:p text:style-name="Table_20_Contents">Arbeitsumgebung</text:p>
          </table:table-cell>
          <table:table-cell table:style-name="Tabelle1.C13" office:value-type="string">
            <text:p text:style-name="Table_20_Contents">lauffähige Entwicklungsumgebung und Kommunikations-Plattform</text:p>
          </table:table-cell>
        </table:table-row>
        <table:table-row>
          <table:table-cell table:style-name="Tabelle1.A2" table:number-columns-spanned="3" office:value-type="string">
            <text:p text:style-name="Table_20_Contents">Projektauftrag</text:p>
          </table:table-cell>
          <table:covered-table-cell/>
          <table:covered-table-cell/>
        </table:table-row>
        <table:table-row>
          <table:table-cell table:style-name="Tabelle1.A17" office:value-type="string">
            <text:p text:style-name="Table_20_Contents">A.1.9</text:p>
          </table:table-cell>
          <table:table-cell table:style-name="Tabelle1.B15" office:value-type="string">
            <text:p text:style-name="Table_20_Contents">Erstellung</text:p>
          </table:table-cell>
          <table:table-cell table:style-name="Tabelle1.C15" office:value-type="string">
            <text:p text:style-name="Table_20_Contents">Projektauftrag schreiben</text:p>
          </table:table-cell>
        </table:table-row>
        <table:table-row>
          <table:table-cell table:style-name="Tabelle1.A17" office:value-type="string">
            <text:p text:style-name="Table_20_Contents">A.1.10</text:p>
          </table:table-cell>
          <table:table-cell table:style-name="Tabelle1.B16" office:value-type="string">
            <text:p text:style-name="Table_20_Contents">Besprechung</text:p>
          </table:table-cell>
          <table:table-cell table:style-name="Tabelle1.C16" office:value-type="string">
            <text:p text:style-name="Table_20_Contents">Feedback des Teams einholen</text:p>
          </table:table-cell>
        </table:table-row>
        <table:table-row>
          <table:table-cell table:style-name="Tabelle1.A17" office:value-type="string">
            <text:p text:style-name="Table_20_Contents">A.1.11</text:p>
          </table:table-cell>
          <table:table-cell table:style-name="Tabelle1.B17" office:value-type="string">
            <text:p text:style-name="Table_20_Contents">Überarbeitung</text:p>
          </table:table-cell>
          <table:table-cell table:style-name="Tabelle1.C17" office:value-type="string">
            <text:p text:style-name="Table_20_Contents">Projektauftrag überarbeiten (gemäss A.1.10)</text:p>
          </table:table-cell>
        </table:table-row>
        <table:table-row>
          <table:table-cell table:style-name="Tabelle1.A18" office:value-type="string">
            <text:p text:style-name="Table_20_Contents">M1.3</text:p>
          </table:table-cell>
          <table:table-cell table:style-name="Tabelle1.B18" office:value-type="string">
            <text:p text:style-name="Table_20_Contents">Projektauftrag</text:p>
          </table:table-cell>
          <table:table-cell table:style-name="Tabelle1.C18" office:value-type="string">
            <text:p text:style-name="Table_20_Contents">fertig erstellter Projektauftrag</text:p>
          </table:table-cell>
        </table:table-row>
      </table:table>
      <text:h text:style-name="Heading_20_2" text:outline-level="2">Vorstudie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Nummer</text:p>
          </table:table-cell>
          <table:table-cell table:style-name="Tabelle2.A1" office:value-type="string">
            <text:p text:style-name="Table_20_Contents">Bezeichnung</text:p>
          </table:table-cell>
          <table:table-cell table:style-name="Tabelle2.C1" office:value-type="string">
            <text:p text:style-name="Table_20_Contents">Beschreibung</text:p>
          </table:table-cell>
        </table:table-row>
        <table:table-row>
          <table:table-cell table:style-name="Tabelle2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2.A15" office:value-type="string">
            <text:p text:style-name="Table_20_Contents">A2.1</text:p>
          </table:table-cell>
          <table:table-cell table:style-name="Tabelle2.B3" office:value-type="string">
            <text:p text:style-name="Table_20_Contents">begründeter Lösungsansatz</text:p>
          </table:table-cell>
          <table:table-cell table:style-name="Tabelle2.C3" office:value-type="string">
            <text:p text:style-name="Table_20_Contents">- IST/SOLL-Analyse durchführen</text:p>
            <text:p text:style-name="Table_20_Contents">- Lösungsvarianten und Bewertungskriterien definieren</text:p>
            <text:p text:style-name="Table_20_Contents">- Nutzwertanalyse erstellen</text:p>
          </table:table-cell>
        </table:table-row>
        <table:table-row>
          <table:table-cell table:style-name="Tabelle2.A15" office:value-type="string">
            <text:p text:style-name="Table_20_Contents">A2.2</text:p>
          </table:table-cell>
          <table:table-cell table:style-name="Tabelle2.B4" office:value-type="string">
            <text:p text:style-name="Table_20_Contents">Vorgehensmodell</text:p>
          </table:table-cell>
          <table:table-cell table:style-name="Tabelle2.C4" office:value-type="string">
            <text:p text:style-name="Table_20_Contents">Vorgehensmodell bestimmen und dokumentieren</text:p>
          </table:table-cell>
        </table:table-row>
        <table:table-row>
          <table:table-cell table:style-name="Tabelle2.A15" office:value-type="string">
            <text:p text:style-name="Table_20_Contents">M2.1</text:p>
          </table:table-cell>
          <table:table-cell table:style-name="Tabelle2.B5" office:value-type="string">
            <text:p text:style-name="Table_20_Contents">Dokumente</text:p>
          </table:table-cell>
          <table:table-cell table:style-name="Tabelle2.C5" office:value-type="string">
            <text:p text:style-name="Table_20_Contents">schriftlich erfasster Lösungsansatz und Vorgehensmodell.</text:p>
          </table:table-cell>
        </table:table-row>
        <text:soft-page-break/>
        <table:table-row>
          <table:table-cell table:style-name="Tabelle2.A2" table:number-columns-spanned="3" office:value-type="string">
            <text:p text:style-name="Table_20_Contents">Entwurf des Pilotsystems</text:p>
          </table:table-cell>
          <table:covered-table-cell/>
          <table:covered-table-cell/>
        </table:table-row>
        <table:table-row>
          <table:table-cell table:style-name="Tabelle2.A15" office:value-type="string">
            <text:p text:style-name="Table_20_Contents">A2.3</text:p>
          </table:table-cell>
          <table:table-cell table:style-name="Tabelle2.B7" office:value-type="string">
            <text:p text:style-name="Standard">Virtualisierung der Fremddatenquellen</text:p>
          </table:table-cell>
          <table:table-cell table:style-name="Tabelle2.C7" office:value-type="string">
            <text:p text:style-name="Standard">Einheitliche Schnittstellen und Wrapper-Klassen für die Fremddatenquellen (Google-Suche, Flickr und Wikipedia) definieren</text:p>
          </table:table-cell>
        </table:table-row>
        <table:table-row>
          <table:table-cell table:style-name="Tabelle2.A15" office:value-type="string">
            <text:p text:style-name="Table_20_Contents">A2.4</text:p>
          </table:table-cell>
          <table:table-cell table:style-name="Tabelle2.B8" office:value-type="string">
            <text:p text:style-name="Standard">Mashup-Verknüpfungslogik</text:p>
          </table:table-cell>
          <table:table-cell table:style-name="Tabelle2.C8" office:value-type="string">
            <text:p text:style-name="Standard">Verknüpfungslogik der virtualisierten Fremddatenquellen skizzieren</text:p>
          </table:table-cell>
        </table:table-row>
        <table:table-row>
          <table:table-cell table:style-name="Tabelle2.A9" office:value-type="string">
            <text:p text:style-name="Table_20_Contents">A2.5</text:p>
          </table:table-cell>
          <table:table-cell table:style-name="Tabelle2.B9" office:value-type="string">
            <text:p text:style-name="Standard">Ausführungs-mechanismus</text:p>
          </table:table-cell>
          <table:table-cell table:style-name="Tabelle2.C9" office:value-type="string">
            <text:p text:style-name="Standard">Initialisierung, Ausführung und Speicherung der Ausgabe spezifizieren</text:p>
          </table:table-cell>
        </table:table-row>
        <table:table-row>
          <table:table-cell table:style-name="Tabelle2.A15" office:value-type="string">
            <text:p text:style-name="Table_20_Contents">M2.2</text:p>
          </table:table-cell>
          <table:table-cell table:style-name="Tabelle2.B10" office:value-type="string">
            <text:p text:style-name="Standard">Klassendiagramme</text:p>
          </table:table-cell>
          <table:table-cell table:style-name="Tabelle2.C10" office:value-type="string">
            <text:p text:style-name="Standard">schriftlich erfasste Klassendiagramme</text:p>
          </table:table-cell>
        </table:table-row>
        <table:table-row>
          <table:table-cell table:style-name="Tabelle2.A2" table:number-columns-spanned="3" office:value-type="string">
            <text:p text:style-name="Table_20_Contents">Implementierung des Pilotsystems</text:p>
          </table:table-cell>
          <table:covered-table-cell/>
          <table:covered-table-cell/>
        </table:table-row>
        <table:table-row>
          <table:table-cell table:style-name="Tabelle2.A15" office:value-type="string">
            <text:p text:style-name="Table_20_Contents">A2.6</text:p>
          </table:table-cell>
          <table:table-cell table:style-name="Tabelle2.B12" office:value-type="string">
            <text:p text:style-name="Standard">Virtualisierung der Fremddatenquellen</text:p>
          </table:table-cell>
          <table:table-cell table:style-name="Tabelle2.C12" office:value-type="string">
            <text:p text:style-name="Standard">gemäss A2.3</text:p>
          </table:table-cell>
        </table:table-row>
        <table:table-row>
          <table:table-cell table:style-name="Tabelle2.A15" office:value-type="string">
            <text:p text:style-name="Table_20_Contents">A2.7</text:p>
          </table:table-cell>
          <table:table-cell table:style-name="Tabelle2.B13" office:value-type="string">
            <text:p text:style-name="Standard">Mashup-Verknüpfungslogik</text:p>
          </table:table-cell>
          <table:table-cell table:style-name="Tabelle2.C13" office:value-type="string">
            <text:p text:style-name="Standard">gemäss A2.4</text:p>
          </table:table-cell>
        </table:table-row>
        <table:table-row>
          <table:table-cell table:style-name="Tabelle2.A15" office:value-type="string">
            <text:p text:style-name="Table_20_Contents">A2.8</text:p>
          </table:table-cell>
          <table:table-cell table:style-name="Tabelle2.B14" office:value-type="string">
            <text:p text:style-name="Standard">Ausführungs-mechanismus</text:p>
          </table:table-cell>
          <table:table-cell table:style-name="Tabelle2.C14" office:value-type="string">
            <text:p text:style-name="Standard">gemäss A2.5</text:p>
          </table:table-cell>
        </table:table-row>
        <table:table-row>
          <table:table-cell table:style-name="Tabelle2.A15" office:value-type="string">
            <text:p text:style-name="Table_20_Contents">M2.3</text:p>
          </table:table-cell>
          <table:table-cell table:style-name="Tabelle2.B15" office:value-type="string">
            <text:p text:style-name="Standard">Pilotsystem</text:p>
          </table:table-cell>
          <table:table-cell table:style-name="Tabelle2.C15" office:value-type="string">
            <text:p text:style-name="Standard">lauffähige Software</text:p>
          </table:table-cell>
        </table:table-row>
        <table:table-row>
          <table:table-cell table:style-name="Tabelle2.A2" table:number-columns-spanned="3" office:value-type="string">
            <text:p text:style-name="Table_20_Contents">Analyse des Pilotsystems</text:p>
          </table:table-cell>
          <table:covered-table-cell/>
          <table:covered-table-cell/>
        </table:table-row>
        <table:table-row>
          <table:table-cell table:style-name="Tabelle2.A20" office:value-type="string">
            <text:p text:style-name="Table_20_Contents">A2.9</text:p>
          </table:table-cell>
          <table:table-cell table:style-name="Tabelle2.B17" office:value-type="string">
            <text:p text:style-name="Standard">Analyse</text:p>
          </table:table-cell>
          <table:table-cell table:style-name="Tabelle2.C17" office:value-type="string">
            <text:p text:style-name="Standard">- Machbarkeit und Erweiterbarkeit analysieren</text:p>
            <text:p text:style-name="Standard">- Risiken identifizieren</text:p>
          </table:table-cell>
        </table:table-row>
        <table:table-row>
          <table:table-cell table:style-name="Tabelle2.A20" office:value-type="string">
            <text:p text:style-name="Table_20_Contents">M2.4</text:p>
          </table:table-cell>
          <table:table-cell table:style-name="Tabelle2.B18" office:value-type="string">
            <text:p text:style-name="Standard">Analyse-Ergebnisse</text:p>
          </table:table-cell>
          <table:table-cell table:style-name="Tabelle2.C18" office:value-type="string">
            <text:p text:style-name="Standard">schriftlich erfasste Ergebnisse und Schlussfolgerungen</text:p>
          </table:table-cell>
        </table:table-row>
        <table:table-row>
          <table:table-cell table:style-name="Tabelle2.A2" table:number-columns-spanned="3" office:value-type="string">
            <text:p text:style-name="Table_20_Contents">1. Statusmeeting</text:p>
          </table:table-cell>
          <table:covered-table-cell/>
          <table:covered-table-cell/>
        </table:table-row>
        <table:table-row>
          <table:table-cell table:style-name="Tabelle2.A20" office:value-type="string">
            <text:p text:style-name="Table_20_Contents">A2.10</text:p>
          </table:table-cell>
          <table:table-cell table:style-name="Tabelle2.B20" office:value-type="string">
            <text:p text:style-name="Standard">Statusbericht</text:p>
          </table:table-cell>
          <table:table-cell table:style-name="Tabelle2.C20" office:value-type="string">
            <text:p text:style-name="Standard">Statusbericht schreiben</text:p>
          </table:table-cell>
        </table:table-row>
        <table:table-row>
          <table:table-cell table:style-name="Tabelle2.A21" office:value-type="string">
            <text:p text:style-name="Table_20_Contents">A2.11</text:p>
          </table:table-cell>
          <table:table-cell table:style-name="Tabelle2.B21" office:value-type="string">
            <text:p text:style-name="Standard">Präsentation</text:p>
          </table:table-cell>
          <table:table-cell table:style-name="Tabelle2.C21" office:value-type="string">
            <text:p text:style-name="Standard">Präsentation vorbereiten</text:p>
          </table:table-cell>
        </table:table-row>
        <table:table-row>
          <table:table-cell table:style-name="Tabelle2.A22" office:value-type="string">
            <text:p text:style-name="Table_20_Contents">M2.5</text:p>
          </table:table-cell>
          <table:table-cell table:style-name="Tabelle2.B22" office:value-type="string">
            <text:p text:style-name="Standard">Statusmeeting</text:p>
          </table:table-cell>
          <table:table-cell table:style-name="Tabelle2.C22" office:value-type="string">
            <text:p text:style-name="Standard">durchgeführtes Statusmeeting</text:p>
          </table:table-cell>
        </table:table-row>
      </table:table>
      <text:h text:style-name="Heading_20_2" text:outline-level="2">Konzept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Nummer</text:p>
          </table:table-cell>
          <table:table-cell table:style-name="Tabelle3.A1" office:value-type="string">
            <text:p text:style-name="Table_20_Contents">Bezeichnung</text:p>
          </table:table-cell>
          <table:table-cell table:style-name="Tabelle3.C1" office:value-type="string">
            <text:p text:style-name="Table_20_Contents">Beschreibung</text:p>
          </table:table-cell>
        </table:table-row>
        <table:table-row>
          <table:table-cell table:style-name="Tabelle3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3.A17" office:value-type="string">
            <text:p text:style-name="Table_20_Contents">A3.1</text:p>
          </table:table-cell>
          <table:table-cell table:style-name="Tabelle3.B3" office:value-type="string">
            <text:p text:style-name="Table_20_Contents">Systemidee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2</text:p>
          </table:table-cell>
          <table:table-cell table:style-name="Tabelle3.B4" office:value-type="string">
            <text:p text:style-name="Table_20_Contents">Systemanwendungsfälle</text:p>
          </table:table-cell>
          <table:table-cell table:style-name="Tabelle3.C4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3</text:p>
          </table:table-cell>
          <table:table-cell table:style-name="Tabelle3.B5" office:value-type="string">
            <text:p text:style-name="Table_20_Contents">Domänenmodell</text:p>
          </table:table-cell>
          <table:table-cell table:style-name="Tabelle3.C5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4</text:p>
          </table:table-cell>
          <table:table-cell table:style-name="Tabelle3.B6" office:value-type="string">
            <text:p text:style-name="Table_20_Contents">Systemablaufmodelle</text:p>
          </table:table-cell>
          <table:table-cell table:style-name="Tabelle3.C6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5</text:p>
          </table:table-cell>
          <table:table-cell table:style-name="Tabelle3.B7" office:value-type="string">
            <text:p text:style-name="Table_20_Contents">Schnittstellenbeschreibung</text:p>
          </table:table-cell>
          <table:table-cell table:style-name="Tabelle3.C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6</text:p>
          </table:table-cell>
          <table:table-cell table:style-name="Tabelle3.B8" office:value-type="string">
            <text:p text:style-name="Table_20_Contents">Softwarearchitektur</text:p>
          </table:table-cell>
          <table:table-cell table:style-name="Tabelle3.C8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7</text:p>
          </table:table-cell>
          <table:table-cell table:style-name="Tabelle3.B9" office:value-type="string">
            <text:p text:style-name="Table_20_Contents">Klassenmodelle</text:p>
          </table:table-cell>
          <table:table-cell table:style-name="Tabelle3.C9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8</text:p>
          </table:table-cell>
          <table:table-cell table:style-name="Tabelle3.B10" office:value-type="string">
            <text:p text:style-name="Table_20_Contents">Datenmodell</text:p>
          </table:table-cell>
          <table:table-cell table:style-name="Tabelle3.C10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9</text:p>
          </table:table-cell>
          <table:table-cell table:style-name="Tabelle3.B11" office:value-type="string">
            <text:p text:style-name="Table_20_Contents">Dynamische Modelle</text:p>
          </table:table-cell>
          <table:table-cell table:style-name="Tabelle3.C11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10</text:p>
          </table:table-cell>
          <table:table-cell table:style-name="Tabelle3.B12" office:value-type="string">
            <text:p text:style-name="Table_20_Contents">Testkonzept</text:p>
          </table:table-cell>
          <table:table-cell table:style-name="Tabelle3.C12" office:value-type="string">
            <text:p text:style-name="Table_20_Contents"/>
          </table:table-cell>
        </table:table-row>
        <text:soft-page-break/>
        <table:table-row>
          <table:table-cell table:style-name="Tabelle3.A17" office:value-type="string">
            <text:p text:style-name="Table_20_Contents">A3.11</text:p>
          </table:table-cell>
          <table:table-cell table:style-name="Tabelle3.B13" office:value-type="string">
            <text:p text:style-name="Table_20_Contents">GUI-Spezifikationen</text:p>
          </table:table-cell>
          <table:table-cell table:style-name="Tabelle3.C13" office:value-type="string">
            <text:p text:style-name="Table_20_Contents"/>
          </table:table-cell>
        </table:table-row>
        <table:table-row>
          <table:table-cell table:style-name="Tabelle3.A14" office:value-type="string">
            <text:p text:style-name="Table_20_Contents">M3.1</text:p>
          </table:table-cell>
          <table:table-cell table:style-name="Tabelle3.B14" office:value-type="string">
            <text:p text:style-name="Table_20_Contents">Dokumente</text:p>
          </table:table-cell>
          <table:table-cell table:style-name="Tabelle3.C14" office:value-type="string">
            <text:p text:style-name="Table_20_Contents">fertig erstellte Dokument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s Kernsystems (1. Inkrement)</text:p>
          </table:table-cell>
          <table:covered-table-cell/>
          <table:covered-table-cell/>
        </table:table-row>
        <table:table-row>
          <table:table-cell table:style-name="Tabelle3.A17" office:value-type="string">
            <text:p text:style-name="Table_20_Contents">A3.12</text:p>
          </table:table-cell>
          <table:table-cell table:style-name="Tabelle3.B16" office:value-type="string">
            <text:p text:style-name="Standard">Refactoring des Pilotsystems</text:p>
          </table:table-cell>
          <table:table-cell table:style-name="Tabelle3.C16" office:value-type="string">
            <text:p text:style-name="Standard">Codestruktur des Pilotsystems (gemäss M2.4) verbessern</text:p>
          </table:table-cell>
        </table:table-row>
        <table:table-row>
          <table:table-cell table:style-name="Tabelle3.A17" office:value-type="string">
            <text:p text:style-name="Table_20_Contents">A3.13</text:p>
          </table:table-cell>
          <table:table-cell table:style-name="Tabelle3.B17" office:value-type="string">
            <text:p text:style-name="Standard">zentralisiertes Logging</text:p>
          </table:table-cell>
          <table:table-cell table:style-name="Tabelle3.C17" office:value-type="string">
            <text:p text:style-name="Standard">vollständiges und einheitliches Protokollieren aller wichtigen Prozessschritte des Kernsystems definieren</text:p>
          </table:table-cell>
        </table:table-row>
        <table:table-row>
          <table:table-cell table:style-name="Tabelle3.A27" office:value-type="string">
            <text:p text:style-name="Table_20_Contents">A3.14</text:p>
          </table:table-cell>
          <table:table-cell table:style-name="Tabelle3.B18" office:value-type="string">
            <text:p text:style-name="Standard">Cache-System</text:p>
          </table:table-cell>
          <table:table-cell table:style-name="Tabelle3.C18" office:value-type="string">
            <text:p text:style-name="Standard">Cache innerhalb der virtualisierten Fremddatenquellen entwerfen</text:p>
          </table:table-cell>
        </table:table-row>
        <table:table-row>
          <table:table-cell table:style-name="Tabelle3.A27" office:value-type="string">
            <text:p text:style-name="Table_20_Contents">M3.2</text:p>
          </table:table-cell>
          <table:table-cell table:style-name="Tabelle3.B19" office:value-type="string">
            <text:p text:style-name="Standard">Klassendiagramme</text:p>
          </table:table-cell>
          <table:table-cell table:style-name="Tabelle3.C19" office:value-type="string">
            <text:p text:style-name="Standard">fertig erstellte Klassendiagramm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r persistenten Datenbank</text:p>
          </table:table-cell>
          <table:covered-table-cell/>
          <table:covered-table-cell/>
        </table:table-row>
        <table:table-row>
          <table:table-cell table:style-name="Tabelle3.A27" office:value-type="string">
            <text:p text:style-name="Table_20_Contents">A3.15</text:p>
          </table:table-cell>
          <table:table-cell table:style-name="Tabelle3.B21" office:value-type="string">
            <text:p text:style-name="Standard">Evaluierung</text:p>
          </table:table-cell>
          <table:table-cell table:style-name="Tabelle3.C21" office:value-type="string">
            <text:p text:style-name="Standard">- Lösungsvarianten bestimmen</text:p>
            <text:p text:style-name="Standard">- Bewertungskritierien definieren</text:p>
            <text:p text:style-name="Standard">- Nutzwertanalyse durchführen</text:p>
          </table:table-cell>
        </table:table-row>
        <table:table-row>
          <table:table-cell table:style-name="Tabelle3.A27" office:value-type="string">
            <text:p text:style-name="Table_20_Contents">A3.16</text:p>
          </table:table-cell>
          <table:table-cell table:style-name="Tabelle3.B22" office:value-type="string">
            <text:p text:style-name="Standard">Schnittstellen/Konnektoren</text:p>
          </table:table-cell>
          <table:table-cell table:style-name="Tabelle3.C22" office:value-type="string">
            <text:p text:style-name="Standard">- API zum Kernsystem definieren</text:p>
            <text:p text:style-name="Standard">- API zur Webumgebung definieren</text:p>
          </table:table-cell>
        </table:table-row>
        <table:table-row>
          <table:table-cell table:style-name="Tabelle3.A27" office:value-type="string">
            <text:p text:style-name="Table_20_Contents">M3.3</text:p>
          </table:table-cell>
          <table:table-cell table:style-name="Tabelle3.B23" office:value-type="string">
            <text:p text:style-name="Standard">Evaluierungsbericht und Schnittstellenbeschreibung</text:p>
          </table:table-cell>
          <table:table-cell table:style-name="Tabelle3.C23" office:value-type="string">
            <text:p text:style-name="Standard">fertig erstellte Dokument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r Webumgebung (2. Inkrement)</text:p>
          </table:table-cell>
          <table:covered-table-cell/>
          <table:covered-table-cell/>
        </table:table-row>
        <table:table-row>
          <table:table-cell table:style-name="Tabelle3.A27" office:value-type="string">
            <text:p text:style-name="Table_20_Contents">A3.17</text:p>
          </table:table-cell>
          <table:table-cell table:style-name="Tabelle3.B25" office:value-type="string">
            <text:p text:style-name="Standard">Mashup-Präsentation</text:p>
          </table:table-cell>
          <table:table-cell table:style-name="Tabelle3.C25" office:value-type="string">
            <text:p text:style-name="Standard">- Template-Engine definieren</text:p>
            <text:p text:style-name="Standard">- GUI skizzieren</text:p>
          </table:table-cell>
        </table:table-row>
        <table:table-row>
          <table:table-cell table:style-name="Tabelle3.A27" office:value-type="string">
            <text:p text:style-name="Table_20_Contents">A3.18</text:p>
          </table:table-cell>
          <table:table-cell table:style-name="Tabelle3.B26" office:value-type="string">
            <text:p text:style-name="Standard">Mashup-Verwaltung</text:p>
          </table:table-cell>
          <table:table-cell table:style-name="Tabelle3.C26" office:value-type="string">
            <text:p text:style-name="Standard">- Rechte/Rollen definieren</text:p>
            <text:p text:style-name="Standard">- Mashup-Deployment spezifizieren</text:p>
          </table:table-cell>
        </table:table-row>
        <table:table-row>
          <table:table-cell table:style-name="Tabelle3.A27" office:value-type="string">
            <text:p text:style-name="Table_20_Contents">M3.4</text:p>
          </table:table-cell>
          <table:table-cell table:style-name="Tabelle3.B27" office:value-type="string">
            <text:p text:style-name="Standard">Klassendiagramme und Mockup-Skizzen</text:p>
          </table:table-cell>
          <table:table-cell table:style-name="Tabelle3.C27" office:value-type="string">
            <text:p text:style-name="Standard">fertig erstellte Klassendiagramme und Mockup-Skizzen</text:p>
          </table:table-cell>
        </table:table-row>
        <table:table-row>
          <table:table-cell table:style-name="Tabelle3.A2" table:number-columns-spanned="3" office:value-type="string">
            <text:p text:style-name="Table_20_Contents">2. Statusmeeting</text:p>
          </table:table-cell>
          <table:covered-table-cell/>
          <table:covered-table-cell/>
        </table:table-row>
        <table:table-row>
          <table:table-cell table:style-name="Tabelle3.A30" office:value-type="string">
            <text:p text:style-name="Table_20_Contents">A3.19</text:p>
          </table:table-cell>
          <table:table-cell table:style-name="Tabelle3.B29" office:value-type="string">
            <text:p text:style-name="Standard">Statusbericht</text:p>
          </table:table-cell>
          <table:table-cell table:style-name="Tabelle3.C29" office:value-type="string">
            <text:p text:style-name="Standard">Statusbericht schreiben</text:p>
          </table:table-cell>
        </table:table-row>
        <table:table-row>
          <table:table-cell table:style-name="Tabelle3.A30" office:value-type="string">
            <text:p text:style-name="Table_20_Contents">A3.20</text:p>
          </table:table-cell>
          <table:table-cell table:style-name="Tabelle3.B30" office:value-type="string">
            <text:p text:style-name="Standard">Präsentation</text:p>
          </table:table-cell>
          <table:table-cell table:style-name="Tabelle3.C30" office:value-type="string">
            <text:p text:style-name="Standard">Präsentation vorbereiten</text:p>
          </table:table-cell>
        </table:table-row>
        <table:table-row>
          <table:table-cell table:style-name="Tabelle3.A31" office:value-type="string">
            <text:p text:style-name="Table_20_Contents">M3.5</text:p>
          </table:table-cell>
          <table:table-cell table:style-name="Tabelle3.B31" office:value-type="string">
            <text:p text:style-name="Standard">Statusmeeting</text:p>
          </table:table-cell>
          <table:table-cell table:style-name="Tabelle3.C31" office:value-type="string">
            <text:p text:style-name="Standard">durchgeführtes Statusmeeting</text:p>
          </table:table-cell>
        </table:table-row>
      </table:table>
      <text:h text:style-name="Heading_20_2" text:outline-level="2">Realisierung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Table_20_Contents">Nummer</text:p>
          </table:table-cell>
          <table:table-cell table:style-name="Tabelle4.A1" office:value-type="string">
            <text:p text:style-name="Table_20_Contents">Bezeichnung</text:p>
          </table:table-cell>
          <table:table-cell table:style-name="Tabelle4.C1" office:value-type="string">
            <text:p text:style-name="Table_20_Contents">Beschreibung</text:p>
          </table:table-cell>
        </table:table-row>
        <table:table-row>
          <table:table-cell table:style-name="Tabelle4.A2" table:number-columns-spanned="3" office:value-type="string">
            <text:p text:style-name="Table_20_Contents">Implementierung des Kernsystems</text:p>
          </table:table-cell>
          <table:covered-table-cell/>
          <table:covered-table-cell/>
        </table:table-row>
        <table:table-row>
          <table:table-cell table:style-name="Tabelle4.A6" office:value-type="string">
            <text:p text:style-name="Table_20_Contents">A4.1</text:p>
          </table:table-cell>
          <table:table-cell table:style-name="Tabelle4.B6" office:value-type="string">
            <text:p text:style-name="Standard">Refactoring des Pilotsystems</text:p>
          </table:table-cell>
          <table:table-cell table:style-name="Tabelle4.C6" office:value-type="string">
            <text:p text:style-name="Table_20_Contents">gemäss A3.12</text:p>
          </table:table-cell>
        </table:table-row>
        <table:table-row>
          <table:table-cell table:style-name="Tabelle4.A6" office:value-type="string">
            <text:p text:style-name="Table_20_Contents">A4.2</text:p>
          </table:table-cell>
          <table:table-cell table:style-name="Tabelle4.B6" office:value-type="string">
            <text:p text:style-name="Standard">zentralisiertes Logging</text:p>
          </table:table-cell>
          <table:table-cell table:style-name="Tabelle4.C6" office:value-type="string">
            <text:p text:style-name="Table_20_Contents">gemäss A3.13</text:p>
          </table:table-cell>
        </table:table-row>
        <table:table-row>
          <table:table-cell table:style-name="Tabelle4.A6" office:value-type="string">
            <text:p text:style-name="Table_20_Contents">A4.3</text:p>
          </table:table-cell>
          <table:table-cell table:style-name="Tabelle4.B6" office:value-type="string">
            <text:p text:style-name="Standard">Cache-System</text:p>
          </table:table-cell>
          <table:table-cell table:style-name="Tabelle4.C6" office:value-type="string">
            <text:p text:style-name="Table_20_Contents">gemäss A3.14</text:p>
          </table:table-cell>
        </table:table-row>
        <table:table-row>
          <table:table-cell table:style-name="Tabelle4.A6" office:value-type="string">
            <text:p text:style-name="Table_20_Contents">M4.1</text:p>
          </table:table-cell>
          <table:table-cell table:style-name="Tabelle4.B6" office:value-type="string">
            <text:p text:style-name="Standard">Kernsystem</text:p>
          </table:table-cell>
          <table:table-cell table:style-name="Tabelle4.C6" office:value-type="string">
            <text:p text:style-name="Table_20_Contents">lauffähiges Kernsystem</text:p>
          </table:table-cell>
        </table:table-row>
        <table:table-row>
          <table:table-cell table:style-name="Tabelle4.A2" table:number-columns-spanned="3" office:value-type="string">
            <text:p text:style-name="Table_20_Contents">Implementierung der persistenten Datenbank</text:p>
          </table:table-cell>
          <table:covered-table-cell/>
          <table:covered-table-cell/>
        </table:table-row>
        <table:table-row>
          <table:table-cell table:style-name="Tabelle4.A11" office:value-type="string">
            <text:p text:style-name="Table_20_Contents">A4.4</text:p>
          </table:table-cell>
          <table:table-cell table:style-name="Tabelle4.B11" office:value-type="string">
            <text:p text:style-name="Table_20_Contents">Schnittstellen/Konnektoren</text:p>
          </table:table-cell>
          <table:table-cell table:style-name="Tabelle4.C11" office:value-type="string">
            <text:p text:style-name="Table_20_Contents">gemäss A3.16</text:p>
          </table:table-cell>
        </table:table-row>
        <table:table-row>
          <table:table-cell table:style-name="Tabelle4.A11" office:value-type="string">
            <text:p text:style-name="Table_20_Contents">M4.2</text:p>
          </table:table-cell>
          <table:table-cell table:style-name="Tabelle4.B11" office:value-type="string">
            <text:p text:style-name="Table_20_Contents">persistente Datenbank</text:p>
          </table:table-cell>
          <table:table-cell table:style-name="Tabelle4.C11" office:value-type="string">
            <text:p text:style-name="Table_20_Contents">lauffähige Datenbank mit definierter API</text:p>
          </table:table-cell>
        </table:table-row>
        <text:soft-page-break/>
        <table:table-row>
          <table:table-cell table:style-name="Tabelle4.A2" table:number-columns-spanned="3" office:value-type="string">
            <text:p text:style-name="Table_20_Contents">Implementierung der Webumgebung</text:p>
          </table:table-cell>
          <table:covered-table-cell/>
          <table:covered-table-cell/>
        </table:table-row>
        <table:table-row>
          <table:table-cell table:style-name="Tabelle4.A11" office:value-type="string">
            <text:p text:style-name="Table_20_Contents">A4.5</text:p>
          </table:table-cell>
          <table:table-cell table:style-name="Tabelle4.B11" office:value-type="string">
            <text:p text:style-name="Table_20_Contents">Mashup-Präsentation</text:p>
          </table:table-cell>
          <table:table-cell table:style-name="Tabelle4.C11" office:value-type="string">
            <text:p text:style-name="Table_20_Contents">gemäss A3.17</text:p>
          </table:table-cell>
        </table:table-row>
        <table:table-row>
          <table:table-cell table:style-name="Tabelle4.A16" office:value-type="string">
            <text:p text:style-name="Table_20_Contents">A4.6</text:p>
          </table:table-cell>
          <table:table-cell table:style-name="Tabelle4.B16" office:value-type="string">
            <text:p text:style-name="Table_20_Contents">Mashup-Verwaltung</text:p>
          </table:table-cell>
          <table:table-cell table:style-name="Tabelle4.C16" office:value-type="string">
            <text:p text:style-name="Table_20_Contents">gemäss A3.18</text:p>
          </table:table-cell>
        </table:table-row>
        <table:table-row>
          <table:table-cell table:style-name="Tabelle4.A16" office:value-type="string">
            <text:p text:style-name="Table_20_Contents">M4.3</text:p>
          </table:table-cell>
          <table:table-cell table:style-name="Tabelle4.B16" office:value-type="string">
            <text:p text:style-name="Table_20_Contents">Webumgebung</text:p>
          </table:table-cell>
          <table:table-cell table:style-name="Tabelle4.C16" office:value-type="string">
            <text:p text:style-name="Table_20_Contents">lauffähige Webumgebung</text:p>
          </table:table-cell>
        </table:table-row>
        <table:table-row>
          <table:table-cell table:style-name="Tabelle4.A2" table:number-columns-spanned="3" office:value-type="string">
            <text:p text:style-name="Table_20_Contents">Tests</text:p>
          </table:table-cell>
          <table:covered-table-cell/>
          <table:covered-table-cell/>
        </table:table-row>
        <table:table-row>
          <table:table-cell table:style-name="Tabelle4.A16" office:value-type="string">
            <text:p text:style-name="Table_20_Contents">A4.7</text:p>
          </table:table-cell>
          <table:table-cell table:style-name="Tabelle4.B16" office:value-type="string">
            <text:p text:style-name="Table_20_Contents">JUnit</text:p>
          </table:table-cell>
          <table:table-cell table:style-name="Tabelle4.C16" office:value-type="string">
            <text:p text:style-name="Table_20_Contents"/>
          </table:table-cell>
        </table:table-row>
        <table:table-row>
          <table:table-cell table:style-name="Tabelle4.A16" office:value-type="string">
            <text:p text:style-name="Table_20_Contents">A4.8</text:p>
          </table:table-cell>
          <table:table-cell table:style-name="Tabelle4.B16" office:value-type="string">
            <text:p text:style-name="Table_20_Contents">Testprotokolle</text:p>
          </table:table-cell>
          <table:table-cell table:style-name="Tabelle4.C16" office:value-type="string">
            <text:p text:style-name="Table_20_Contents"/>
          </table:table-cell>
        </table:table-row>
        <table:table-row>
          <table:table-cell table:style-name="Tabelle4.A17" office:value-type="string">
            <text:p text:style-name="Table_20_Contents">M4.4</text:p>
          </table:table-cell>
          <table:table-cell table:style-name="Tabelle4.B17" office:value-type="string">
            <text:p text:style-name="Table_20_Contents">Mashup-Plattform</text:p>
          </table:table-cell>
          <table:table-cell table:style-name="Tabelle4.C17" office:value-type="string">
            <text:p text:style-name="Table_20_Contents">fehlerfreie Mashup-Plattform (Endprodukt)</text:p>
          </table:table-cell>
        </table:table-row>
      </table:table>
      <text:h text:style-name="Heading_20_2" text:outline-level="2">Projektabschluss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Table_20_Contents">Nummer</text:p>
          </table:table-cell>
          <table:table-cell table:style-name="Tabelle5.A1" office:value-type="string">
            <text:p text:style-name="Table_20_Contents">Bezeichnung</text:p>
          </table:table-cell>
          <table:table-cell table:style-name="Tabelle5.C1" office:value-type="string">
            <text:p text:style-name="Table_20_Contents">Beschreibung</text:p>
          </table:table-cell>
        </table:table-row>
        <table:table-row>
          <table:table-cell table:style-name="Tabelle5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5.A9" office:value-type="string">
            <text:p text:style-name="Table_20_Contents">A5.1</text:p>
          </table:table-cell>
          <table:table-cell table:style-name="Tabelle5.B9" office:value-type="string">
            <text:p text:style-name="Standard">Lieferobjekte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A5.2</text:p>
          </table:table-cell>
          <table:table-cell table:style-name="Tabelle5.B9" office:value-type="string">
            <text:p text:style-name="Standard">Installationsanleitung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A5.3</text:p>
          </table:table-cell>
          <table:table-cell table:style-name="Tabelle5.B9" office:value-type="string">
            <text:p text:style-name="Standard">Evaluierungsbericht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A5.4</text:p>
          </table:table-cell>
          <table:table-cell table:style-name="Tabelle5.B9" office:value-type="string">
            <text:p text:style-name="Standard">Javadoc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A5.5</text:p>
          </table:table-cell>
          <table:table-cell table:style-name="Tabelle5.B9" office:value-type="string">
            <text:p text:style-name="Standard">Quellcode auf USB-Stick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A5.6</text:p>
          </table:table-cell>
          <table:table-cell table:style-name="Tabelle5.B9" office:value-type="string">
            <text:p text:style-name="Standard">Bestätigungsformular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M5.1</text:p>
          </table:table-cell>
          <table:table-cell table:style-name="Tabelle5.B9" office:value-type="string">
            <text:p text:style-name="Standard">Dokumentenmappe</text:p>
          </table:table-cell>
          <table:table-cell table:style-name="Tabelle5.C9" office:value-type="string">
            <text:p text:style-name="Table_20_Contents">Dokumentenmappe per Post verschickt</text:p>
          </table:table-cell>
        </table:table-row>
        <table:table-row>
          <table:table-cell table:style-name="Tabelle5.A2" table:number-columns-spanned="3" office:value-type="string">
            <text:p text:style-name="Table_20_Contents">Abschlusspräsentation</text:p>
          </table:table-cell>
          <table:covered-table-cell/>
          <table:covered-table-cell/>
        </table:table-row>
        <table:table-row>
          <table:table-cell table:style-name="Tabelle5.A12" office:value-type="string">
            <text:p text:style-name="Table_20_Contents">A5.7</text:p>
          </table:table-cell>
          <table:table-cell table:style-name="Tabelle5.B12" office:value-type="string">
            <text:p text:style-name="Standard">Präsentationsinhalt</text:p>
          </table:table-cell>
          <table:table-cell table:style-name="Tabelle5.C12" office:value-type="string">
            <text:p text:style-name="Table_20_Contents">Präsentation vorbereiten</text:p>
          </table:table-cell>
        </table:table-row>
        <table:table-row>
          <table:table-cell table:style-name="Tabelle5.A12" office:value-type="string">
            <text:p text:style-name="Table_20_Contents">A5.8</text:p>
          </table:table-cell>
          <table:table-cell table:style-name="Tabelle5.B12" office:value-type="string">
            <text:p text:style-name="Standard">Slides</text:p>
          </table:table-cell>
          <table:table-cell table:style-name="Tabelle5.C12" office:value-type="string">
            <text:p text:style-name="Table_20_Contents">Slides erstellen</text:p>
          </table:table-cell>
        </table:table-row>
        <table:table-row>
          <table:table-cell table:style-name="Tabelle5.A13" office:value-type="string">
            <text:p text:style-name="Table_20_Contents">M5.2</text:p>
          </table:table-cell>
          <table:table-cell table:style-name="Tabelle5.B13" office:value-type="string">
            <text:p text:style-name="Standard">Abschlusspräsentation</text:p>
          </table:table-cell>
          <table:table-cell table:style-name="Tabelle5.C13" office:value-type="string">
            <text:p text:style-name="Table_20_Contents">durchgeführte Abschlusspräsent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0T18:47:36.23</dc:date>
    <dc:creator>Malte </dc:creator>
    <meta:editing-duration>P1DT5H16M58S</meta:editing-duration>
    <meta:editing-cycles>279</meta:editing-cycles>
    <meta:document-statistic meta:table-count="5" meta:image-count="0" meta:object-count="0" meta:page-count="4" meta:paragraph-count="262" meta:word-count="480" meta:character-count="4610" meta:non-whitespace-character-count="4392"/>
  </office:meta>
</office:document-meta>
</file>